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ploymentService.isSaDeployed( String serviceAssembly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ploymentService.checkSus( File saDirectory , ServiceUnit [ ] sus )</text:p>
          </table:table-cell>
          <table:table-cell office:value-type="float" office:value="7">
            <text:p text:style-name="Table_20_Contents">7</text:p>
          </table:table-cell>
          <table:table-cell office:value-type="float" office:value="6">
            <text:p text:style-name="Table_20_Contents">6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DeploymentService.deployServiceAssembly( File tmpDir , ServiceAssembly sa )</text:p>
          </table:table-cell>
          <table:table-cell office:value-type="float" office:value="14">
            <text:p text:style-name="Table_20_Contents">14</text:p>
          </table:table-cell>
          <table:table-cell office:value-type="float" office:value="9">
            <text:p text:style-name="Table_20_Contents">9</text:p>
          </table:table-cell>
          <table:table-cell office:value-type="float" office:value="83">
            <text:p text:style-name="Table_20_Contents">83</text:p>
          </table:table-cell>
        </table:table-row>
        <table:table-row>
          <table:table-cell office:value-type="string">
            <text:p text:style-name="Table_20_Contents">DeploymentService.getServiceM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ploymentService.stop( String serviceAssembly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eploymentService.getDeployedServiceUnitList( String component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DeploymentService.getComponentTaskResult( String resultMsg , String component , List &lt; Element &gt; results , boolean success )</text:p>
          </table:table-cell>
          <table:table-cell office:value-type="float" office:value="6">
            <text:p text:style-name="Table_20_Contents">6</text:p>
          </table:table-cell>
          <table:table-cell office:value-type="float" office:value="2">
            <text:p text:style-name="Table_20_Contents">2</text:p>
          </table:table-cell>
          <table:table-cell office:value-type="float" office:value="33">
            <text:p text:style-name="Table_20_Contents">33</text:p>
          </table:table-cell>
        </table:table-row>
        <table:table-row>
          <table:table-cell office:value-type="string">
            <text:p text:style-name="Table_20_Contents">DeploymentService.getAttributeInfo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eploymentService.isDeployedServiceUnit( String componentName , String su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eploymentService.start( String serviceAssembly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eploymentService.buildState(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12">
            <text:p text:style-name="Table_20_Contents">12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DeploymentService.getOperationInfo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3">
            <text:p text:style-name="Table_20_Contents">33</text:p>
          </table:table-cell>
        </table:table-row>
        <table:table-row>
          <table:table-cell office:value-type="string">
            <text:p text:style-name="Table_20_Contents">DeploymentService.parse( String resul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eploymentService.getState( String serviceAssembly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eploymentService.getDescri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ploymentService.undeploy( String saName )</text:p>
          </table:table-cell>
          <table:table-cell office:value-type="float" office:value="8">
            <text:p text:style-name="Table_20_Contents">8</text:p>
          </table:table-cell>
          <table:table-cell office:value-type="float" office:value="6">
            <text:p text:style-name="Table_20_Contents">6</text:p>
          </table:table-cell>
          <table:table-cell office:value-type="float" office:value="33">
            <text:p text:style-name="Table_20_Contents">33</text:p>
          </table:table-cell>
        </table:table-row>
        <table:table-row>
          <table:table-cell office:value-type="string">
            <text:p text:style-name="Table_20_Contents">DeploymentService.undeployServiceUnit( ServiceUnitLifeCycle su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DeploymentService.getDeployedServiceAssembliesForComponent( String component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eploymentService.getServiceAssemblyDescriptor( String sa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eploymentService.deploy( String saZipURL )</text:p>
          </table:table-cell>
          <table:table-cell office:value-type="float" office:value="8">
            <text:p text:style-name="Table_20_Contents">8</text:p>
          </table:table-cell>
          <table:table-cell office:value-type="float" office:value="4">
            <text:p text:style-name="Table_20_Contents">4</text:p>
          </table:table-cell>
          <table:table-cell office:value-type="float" office:value="33">
            <text:p text:style-name="Table_20_Contents">33</text:p>
          </table:table-cell>
        </table:table-row>
        <table:table-row>
          <table:table-cell office:value-type="string">
            <text:p text:style-name="Table_20_Contents">DeploymentService.star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DeploymentService.getDeployedServiceAssembli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eploymentService.getComponentTaskError( Exception exception , String component , List &lt; Element &gt; result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DeploymentService.shutDown( String serviceAssembly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eploymentService.canDeployToComponent( String component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ploymentService.getComponentsForDeployedServiceAssembly( String sa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eploymentService.init( JBIContainer contai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eploymentService.getElement( Document doc ,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ploymentService.getChildElement( Element element ,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